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LayoutRenderer.isHidden( Object ce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LayoutRenderer.getSpacingSum( UIComponent component , FacesContext facesContext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Layout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LayoutRenderer.getFixed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idLayoutRenderer.getCellSpacing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idLayoutRenderer.getOverflow( UIComponent ce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ridLayoutRenderer.getMaxWidth( FacesContext facesContext , List &lt; UIGridLayout . Row &gt; rows , int column , boolean minimu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idLayoutRenderer.getComponentExtra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LayoutRenderer.layoutBegin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idLayoutRender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LayoutRenderer.layoutEnd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ridLayoutRenderer.layoutHeight( Integer innerHeight , UIGridLayout layout , FacesContext faces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ridLayoutRenderer.layoutWidth( Integer innerWidth , UIGridLayout layout , FacesContext faces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ridLayoutRenderer.getHeightSpacingSum( UIGridLayout layout , FacesContext facesContext , int renderedRow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LayoutRenderer.encodeChildrenOfComponent( FacesContext facesContext , UIComponent componen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GridLayoutRenderer.columnIsRendered( List &lt; UIGridLayout . Row &gt; rows , int colum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idLayoutRenderer.getWidthSpacingSum( UIGridLayout component , FacesContext facesContext , int renderedColum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LayoutRenderer.parseFixedSpace( LayoutInfo layoutInfo , UIGridLayout layout , LayoutTokens layoutTokens , boolean width , FacesContext faces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idLayoutRenderer.getMaxHeight( FacesContext facesContext , UIGridLayout . Row row , boolean minimu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idLayoutRenderer.calculateLayoutWidth( FacesContext facesContext , UIComponent component , boolean minimu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GridLayoutRenderer.getFixed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LayoutRenderer.rowIsRendered( UIGridLayout . Row r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idLayoutRenderer.setColumnWidths( UIGridLayout layout , LayoutInfo layoutInfo , FacesContext faces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idLayoutRenderer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LayoutRenderer.parseFixedWidth( LayoutInfo layoutInfo , UIGridLayout layout ,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LayoutRenderer.getBorder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idLayoutRenderer.removePx( String marg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idLayoutRenderer.getCellPadding( FacesContext facesContext , UIComponent component , boolean fir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LayoutRenderer.prepareDimensio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idLayoutRenderer.layoutMargins( UIGridLayout lay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ridLayoutRenderer.parseFixedSpace( LayoutInfo layoutInfo , UIGridLayout layout , boolean width , FacesContext faces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ridLayoutRenderer.calculateLayoutHeight( FacesContext facesContext , UIComponent component , boolean minimu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GridLayoutRenderer.parseFixedHeight( LayoutInfo layoutInfo , UIGridLayout layout ,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LayoutRenderer.getMarginAsInt( String marg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idLayoutRenderer.setColumnHeights( UIGridLayout layout , LayoutInfo layoutInfo , FacesContext faces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